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ssertionTests.stringWithMissingRespons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stringWithMatcherAndMissingRespons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dateValue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assertIncorrectResponseHeader( Consumer &lt; WebTestClient . ResponseSpec &gt; assertions , String 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eader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stringWithMatcherAnd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Controller.showEntity( @ PathVariable long id ,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Tests.exists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stringWithMatcherAndIn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multiStringHeaderValueWith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Controller.setStub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assertMessageContains( AssertionError error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AssertionTests.multiString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longValue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doesNotExis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longValueWithIn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longValueWithMissingResponse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erAssertionTests.string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